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2"/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anks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Moved signs to be better visible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suprising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ey are glass, they aren't supposed too.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Writ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1:54:41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3-27T12:50:49.029000000</dc:date>
    <meta:editing-cycles>13</meta:editing-cycles>
    <meta:editing-duration>PT33M7S</meta:editing-duration>
    <meta:document-statistic meta:table-count="1" meta:cell-count="424" meta:object-count="0"/>
  </office:meta>
</office:document-meta>
</file>